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3.317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17.49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/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line-height="100%"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4.478cm" svg:height="370.16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رن کو جاتے ہوئے سر جھکائے ہوئے</text:span><text:span text:style-name="T1"><text:line-break/></text:span><text:span text:style-name="T1">شہ نے رو کر کہا الوداع الوداع</text:span></text:p>
              </table:table-cell>
              <table:table-cell table:style-name="ce2"/>
              <table:table-cell table:style-name="ce3">
                <text:p text:style-name="P2"><text:span text:style-name="T2">ran ko jaate huwe sar jhukaye hue</text:span><text:span text:style-name="T2"><text:line-break/></text:span><text:span text:style-name="T2">Sheh ne ro kar kaha alwida alwida</text:span></text:p>
              </table:table-cell>
            </table:table-row>
            <table:table-row table:style-name="ro1">
              <table:table-cell table:style-name="ce4">
                <text:p text:style-name="P3"><text:span text:style-name="T3">آیا وقت سفر اے بہن آج ہم</text:span><text:span text:style-name="T3"><text:line-break/></text:span><text:span text:style-name="T3">ہو رہے ہیں جدا الوداع الوداع</text:span></text:p>
              </table:table-cell>
              <table:table-cell table:style-name="ce2"/>
              <table:table-cell table:style-name="ce3">
                <text:p text:style-name="P2"><text:span text:style-name="T2">aaya waqt e safar ay behan aaj hum <text:s text:c="3"/></text:span><text:span text:style-name="T2"><text:line-break/></text:span><text:span text:style-name="T2">ho rahe hai juda alwida alwida</text:span></text:p>
              </table:table-cell>
            </table:table-row>
            <table:table-row table:style-name="ro2">
              <table:table-cell table:style-name="ce4">
                <text:p text:style-name="P3"><text:span text:style-name="T3">شاہ بڑھ کر بہن کے گلے لگ گےء</text:span><text:span text:style-name="T3"><text:line-break/></text:span><text:span text:style-name="T3">اور دکھیا بہن سے یہ کہنے لگے</text:span><text:span text:style-name="T3"><text:line-break/></text:span><text:span text:style-name="T3">روکے کہنے لگے</text:span><text:span text:style-name="T3"><text:line-break/></text:span><text:span text:style-name="T3">میری مظلوم پیاسی مسافر بہن</text:span><text:span text:style-name="T3"><text:line-break/></text:span><text:span text:style-name="T3">تیرا حافظ خدا الوداع الوداع</text:span></text:p>
              </table:table-cell>
              <table:table-cell table:style-name="ce2">
                <text:p text:style-name="P2"><text:span text:style-name="T2">1</text:span></text:p>
              </table:table-cell>
              <table:table-cell table:style-name="ce3">
                <text:p text:style-name="P2"><text:span text:style-name="T2">shah barh kar behan ke galay lag gaye <text:s text:c="3"/></text:span><text:span text:style-name="T2"><text:line-break/></text:span><text:span text:style-name="T2">aur dukhiya behan se ye kehne lage <text:s text:c="3"/></text:span><text:span text:style-name="T2"><text:line-break/></text:span><text:span text:style-name="T2">roke kehne lage <text:s text:c="3"/></text:span><text:span text:style-name="T2"><text:line-break/></text:span><text:span text:style-name="T2">meri mazloom pyasi musafir behan <text:s text:c="3"/></text:span><text:span text:style-name="T2"><text:line-break/></text:span><text:span text:style-name="T2">tera haafiz khuda alwida alwida</text:span></text:p>
              </table:table-cell>
            </table:table-row>
            <table:table-row table:style-name="ro2">
              <table:table-cell table:style-name="ce4">
                <text:p text:style-name="P3"><text:span text:style-name="T3">جس سے ڈرتی تھی تم وہ گھڑی آگیء</text:span><text:span text:style-name="T3"><text:line-break/></text:span><text:span text:style-name="T3">دیکھو چاروں طرف تیرگی چھاگیء</text:span><text:span text:style-name="T3"><text:line-break/></text:span><text:span text:style-name="T3">تیرگی چھاگیء</text:span><text:span text:style-name="T3"><text:line-break/></text:span><text:span text:style-name="T3">دشت پر حول میں شام ہونے کو ہے</text:span><text:span text:style-name="T3"><text:line-break/></text:span><text:span text:style-name="T3">لو مسافر چلا الوداع الوداع</text:span></text:p>
              </table:table-cell>
              <table:table-cell table:style-name="ce2">
                <text:p text:style-name="P2"><text:span text:style-name="T2">2</text:span></text:p>
              </table:table-cell>
              <table:table-cell table:style-name="ce3">
                <text:p text:style-name="P2"><text:span text:style-name="T2">jis se darti thi tum wo ghadi aagayi <text:s text:c="3"/></text:span><text:span text:style-name="T2"><text:line-break/></text:span><text:span text:style-name="T2">dekho charon taraf teeragi cha gayi <text:s text:c="3"/></text:span><text:span text:style-name="T2"><text:line-break/></text:span><text:span text:style-name="T2">teeragi cha gayi <text:s text:c="3"/></text:span><text:span text:style-name="T2"><text:line-break/></text:span><text:span text:style-name="T2">dashte pur haul may sham hone ko hai <text:s text:c="3"/></text:span><text:span text:style-name="T2"><text:line-break/></text:span><text:span text:style-name="T2">lo musafir chala alwida alwida</text:span></text:p>
              </table:table-cell>
            </table:table-row>
            <table:table-row table:style-name="ro2">
              <table:table-cell table:style-name="ce4">
                <text:p text:style-name="P3"><text:span text:style-name="T3">لیکے بالی سکینہ کو آغوش میں</text:span><text:span text:style-name="T3"><text:line-break/></text:span><text:span text:style-name="T3">ننھے ننھے سے ہونٹوں کے بوسے لےء</text:span><text:span text:style-name="T3"><text:line-break/></text:span><text:span text:style-name="T3">ہاے بوسے لےء</text:span><text:span text:style-name="T3"><text:line-break/></text:span><text:span text:style-name="T3">شہ نے حسرت سے بیٹی کو تکتے ہوئے</text:span><text:span text:style-name="T3"><text:line-break/></text:span><text:span text:style-name="T3">آہ بھر کر کہا الوداع الوداع</text:span></text:p>
              </table:table-cell>
              <table:table-cell table:style-name="ce2">
                <text:p text:style-name="P2"><text:span text:style-name="T2">3</text:span></text:p>
              </table:table-cell>
              <table:table-cell table:style-name="ce3">
                <text:p text:style-name="P2"><text:span text:style-name="T2">le ke bali sakina ko aaghosh may <text:s text:c="3"/></text:span><text:span text:style-name="T2"><text:line-break/></text:span><text:span text:style-name="T2">nanhe nanhe se haaton ke bosay liye <text:s text:c="3"/></text:span><text:span text:style-name="T2"><text:line-break/></text:span><text:span text:style-name="T2">haye bosay liye <text:s text:c="3"/></text:span><text:span text:style-name="T2"><text:line-break/></text:span><text:span text:style-name="T2">shah ne hasrat se beti ko takte huwe <text:s text:c="3"/></text:span><text:span text:style-name="T2"><text:line-break/></text:span><text:span text:style-name="T2">aah bhar kar kaha alwida alwida</text:span></text:p>
              </table:table-cell>
            </table:table-row>
            <table:table-row table:style-name="ro2">
              <table:table-cell table:style-name="ce4">
                <text:p text:style-name="P3"><text:span text:style-name="T3">بولا بیمار بیٹے سے آقا میرا</text:span><text:span text:style-name="T3"><text:line-break/></text:span><text:span text:style-name="T3">اب نہ آےگا اے بیٹا بابا تیرا</text:span><text:span text:style-name="T3"><text:line-break/></text:span><text:span text:style-name="T3">بیٹا بابا تیرا</text:span><text:span text:style-name="T3"><text:line-break/></text:span><text:span text:style-name="T3">موت کی آہٹیں تیز ہونے کو ہیں</text:span><text:span text:style-name="T3"><text:line-break/></text:span><text:span text:style-name="T3">آ رہی ہے صدا <text:s/>الوداع الوداع</text:span></text:p>
              </table:table-cell>
              <table:table-cell table:style-name="ce2">
                <text:p text:style-name="P2"><text:span text:style-name="T2">4</text:span></text:p>
              </table:table-cell>
              <table:table-cell table:style-name="ce3">
                <text:p text:style-name="P2"><text:span text:style-name="T2">bola bemaar bete se aaqa mera <text:s text:c="3"/></text:span><text:span text:style-name="T2"><text:line-break/></text:span><text:span text:style-name="T2">ab na aayega ay beta baba tera <text:s text:c="3"/></text:span><text:span text:style-name="T2"><text:line-break/></text:span><text:span text:style-name="T2">beta baba tera <text:s text:c="3"/></text:span><text:span text:style-name="T2"><text:line-break/></text:span><text:span text:style-name="T2">maut ki aahatein tez hone ko hai <text:s text:c="3"/></text:span><text:span text:style-name="T2"><text:line-break/></text:span><text:span text:style-name="T2">aa rahi hai sada alwida alwida</text:span></text:p>
              </table:table-cell>
            </table:table-row>
            <table:table-row table:style-name="ro2">
              <table:table-cell table:style-name="ce4">
                <text:p text:style-name="P3"><text:span text:style-name="T3">آیا خیمے سے باہر جو مولا میرا</text:span><text:span text:style-name="T3"><text:line-break/></text:span><text:span text:style-name="T3">بھائی بیٹا بھتیجا کوئی بھی نہ تھا</text:span><text:span text:style-name="T3"><text:line-break/></text:span><text:span text:style-name="T3">ہاے کوئی بھی نہ تھا</text:span><text:span text:style-name="T3"><text:line-break/></text:span><text:span text:style-name="T3">ایک حسرت سے چاروں طرف دیکھ کر</text:span><text:span text:style-name="T3"><text:line-break/></text:span><text:span text:style-name="T3">شہ نے قد ہی کہا الوداع الوداع</text:span></text:p>
              </table:table-cell>
              <table:table-cell table:style-name="ce2">
                <text:p text:style-name="P2"><text:span text:style-name="T2">5</text:span></text:p>
              </table:table-cell>
              <table:table-cell table:style-name="ce3">
                <text:p text:style-name="P2"><text:span text:style-name="T2">aaya khaime se baahar jo maula mera <text:s text:c="3"/></text:span><text:span text:style-name="T2"><text:line-break/></text:span><text:span text:style-name="T2">bhai beta bhatija koi bhi na tha <text:s text:c="3"/></text:span><text:span text:style-name="T2"><text:line-break/></text:span><text:span text:style-name="T2">haye koi bhi na tha <text:s text:c="3"/></text:span><text:span text:style-name="T2"><text:line-break/></text:span><text:span text:style-name="T2">ek hasrat se charon taraf dekh kar <text:s text:c="3"/></text:span><text:span text:style-name="T2"><text:line-break/></text:span><text:span text:style-name="T2">sheh ne khud hi kaha alwida alwida</text:span></text:p>
              </table:table-cell>
            </table:table-row>
            <table:table-row table:style-name="ro2">
              <table:table-cell table:style-name="ce4">
                <text:p text:style-name="P3"><text:span text:style-name="T3">جب تڑپ کر کہا میرے شیروں اٹھو</text:span><text:span text:style-name="T3"><text:line-break/></text:span><text:span text:style-name="T3">آؤ زینب کے بھائی کو رخصت کرو</text:span><text:span text:style-name="T3"><text:line-break/></text:span><text:span text:style-name="T3">ہاے رخصت کرو</text:span><text:span text:style-name="T3"><text:line-break/></text:span><text:span text:style-name="T3">ایک اک لاش بے سر سے آی صدا</text:span><text:span text:style-name="T3"><text:line-break/></text:span><text:span text:style-name="T3">اے شہ کربلا الوداع الوداع</text:span></text:p>
              </table:table-cell>
              <table:table-cell table:style-name="ce2">
                <text:p text:style-name="P2"><text:span text:style-name="T2">6</text:span></text:p>
              </table:table-cell>
              <table:table-cell table:style-name="ce3">
                <text:p text:style-name="P2"><text:span text:style-name="T2">jab tadap kar kaha mere sher'on utho <text:s text:c="3"/></text:span><text:span text:style-name="T2"><text:line-break/></text:span><text:span text:style-name="T2">aao zainab ke bhai ko ruqsat karo <text:s text:c="3"/></text:span><text:span text:style-name="T2"><text:line-break/></text:span><text:span text:style-name="T2">haye ruqsat karo <text:s text:c="3"/></text:span><text:span text:style-name="T2"><text:line-break/></text:span><text:span text:style-name="T2">ek ek laashe be-sar se aayi sada <text:s text:c="3"/></text:span><text:span text:style-name="T2"><text:line-break/></text:span><text:span text:style-name="T2">ay shahe karbala alwida alwida</text:span></text:p>
              </table:table-cell>
            </table:table-row>
            <table:table-row table:style-name="ro2">
              <table:table-cell table:style-name="ce4">
                <text:p text:style-name="P3"><text:span text:style-name="T3">ایسا ماتم کرو ایسا ماتم کرو</text:span><text:span text:style-name="T3"><text:line-break/></text:span><text:span text:style-name="T3">پاک بی بی کہے مرحبا مرحبا</text:span><text:span text:style-name="T3"><text:line-break/></text:span><text:span text:style-name="T3">مرحبا مرحبا</text:span><text:span text:style-name="T3"><text:line-break/></text:span><text:span text:style-name="T3">خوں اگلتے ہوئے ایک اک زخم سے</text:span><text:span text:style-name="T3"><text:line-break/></text:span><text:span text:style-name="T3">آج آے صدا الوداع الوداع</text:span></text:p>
              </table:table-cell>
              <table:table-cell table:style-name="ce2">
                <text:p text:style-name="P2"><text:span text:style-name="T2">7</text:span></text:p>
              </table:table-cell>
              <table:table-cell table:style-name="ce3">
                <text:p text:style-name="P2"><text:span text:style-name="T2">aisa matam karo aisa matam karo <text:s text:c="3"/></text:span><text:span text:style-name="T2"><text:line-break/></text:span><text:span text:style-name="T2">paak bibi kahe marhaba marhaba <text:s text:c="3"/></text:span><text:span text:style-name="T2"><text:line-break/></text:span><text:span text:style-name="T2">marhaba marhaba <text:s text:c="3"/></text:span><text:span text:style-name="T2"><text:line-break/></text:span><text:span text:style-name="T2">khoon ugalte huwe ek ek zakhm se <text:s text:c="3"/></text:span><text:span text:style-name="T2"><text:line-break/></text:span><text:span text:style-name="T2">aaj aaye sada alwida alwid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84.48cm" fo:page-height="37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00:36:36.940517300</dc:date>
    <meta:editing-duration>PT52M56S</meta:editing-duration>
    <meta:editing-cycles>17</meta:editing-cycles>
    <meta:generator>LibreOffice/25.2.4.3$Windows_X86_64 LibreOffice_project/33e196637044ead23f5c3226cde09b47731f7e27</meta:generator>
    <meta:document-statistic meta:object-count="1"/>
  </office:meta>
</office:document-meta>
</file>